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FileProvider.Http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FileProvider.get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Provider.doCreateFileSystem( final FileName 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tp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